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c8c2" officeooo:paragraph-rsid="0002c8c2"/>
    </style:style>
    <style:style style:name="P2" style:family="paragraph" style:parent-style-name="Standard">
      <style:text-properties officeooo:rsid="00024b32" officeooo:paragraph-rsid="00024b32"/>
    </style:style>
    <style:style style:name="P3" style:family="paragraph" style:parent-style-name="Heading_20_4">
      <style:paragraph-properties fo:text-align="center" style:justify-single-word="false"/>
      <style:text-properties officeooo:rsid="0002c8c2" officeooo:paragraph-rsid="0002c8c2"/>
    </style:style>
    <style:style style:name="P4" style:family="paragraph" style:parent-style-name="Standard">
      <style:text-properties officeooo:rsid="00024b32" officeooo:paragraph-rsid="00024b32"/>
    </style:style>
    <style:style style:name="T1" style:family="text">
      <style:text-properties officeooo:rsid="0002c8c2"/>
    </style:style>
    <style:style style:name="T2" style:family="text">
      <style:text-properties officeooo:rsid="000327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ge Meriç Erdoğan</text:p>
      <text:p text:style-name="P1">17243510026</text:p>
      <text:h text:style-name="P3" text:outline-level="4">Software Patterns HW4 Report</text:h>
      <text:p text:style-name="P2"/>
      <text:p text:style-name="P2">For solving Credit Card validation and finding the credit-card type I have chose the strategy pattern.</text:p>
      <text:p text:style-name="P2">When I started the thinking about the suitable design pattern for this problem, I chose the visitor pattern for finding credit card types. It think, it was suitable for because I think each credit card type as a node and they accepts the credit-card number by their regex pattern. So every credit-card cards had own accepting policy. I was thinking create base class first, then I planned to change pointer by class types.</text:p>
      <text:p text:style-name="P2">After a bit research, I realized strategy pattern was more suitable for this approach. So the after programming the homework I changed the my strategy to strategy pattern.</text:p>
      <text:p text:style-name="P2"><text:tab/><text:span text:style-name="T1">I was changing the child objects at run-time for checking regex pattern through available credit types. If the inherited function accepts the credit card’s regex pattern, program starts the parse card number by credit-card’s default pattern. I have chose this because, I read about this pattern solves and more suitable for changing object behavior at run-time. And we can add new strategies for future credit cards.</text:span></text:p>
      <text:p text:style-name="P2"><text:tab/><text:span text:style-name="T2">Final solution was mix of these two approa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9:51:26.381188893</meta:creation-date>
    <dc:date>2022-01-03T20:57:43.489705408</dc:date>
    <meta:editing-duration>PT8M7S</meta:editing-duration>
    <meta:editing-cycles>2</meta:editing-cycles>
    <meta:generator>LibreOffice/7.2.3.2$Linux_X86_64 LibreOffice_project/20$Build-2</meta:generator>
    <meta:document-statistic meta:table-count="0" meta:image-count="0" meta:object-count="0" meta:page-count="1" meta:paragraph-count="8" meta:word-count="199" meta:character-count="1214" meta:non-whitespace-character-count="1021"/>
  </office:meta>
</office:document-meta>
</file>